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formula="of:=[.B97]+[.B98]+[.B99]+[.E86]" office:value-type="float" office:value="63" calcext:value-type="float">
            <text:p>63</text:p>
          </table:table-cell>
          <table:table-cell table:formula="of:=[.D97]-40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.00.0000</text:date>, <text:time style:data-style-name="N2" text:time-value="14:15:41.274941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3.2$Linux_X86_64 LibreOffice_project/30$Build-2</meta:generator>
    <dc:date>2019-12-11T14:15:53.138248148</dc:date>
    <meta:editing-duration>P1DT1H57M3S</meta:editing-duration>
    <meta:editing-cycles>228</meta:editing-cycles>
    <meta:document-statistic meta:table-count="1" meta:cell-count="200" meta:object-count="0"/>
  </office:meta>
</office:document-meta>
</file>